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Verdan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tyle="italic" officeooo:rsid="00018498" officeooo:paragraph-rsid="00018498" style:font-style-asian="italic" style:font-style-complex="italic"/>
    </style:style>
    <style:style style:name="P2" style:family="paragraph" style:parent-style-name="Title">
      <style:text-properties officeooo:rsid="00018498" officeooo:paragraph-rsid="00018498"/>
    </style:style>
    <style:style style:name="P3" style:family="paragraph" style:parent-style-name="Text_20_body">
      <style:text-properties fo:font-style="normal" officeooo:rsid="00019fd0" officeooo:paragraph-rsid="00081015" style:font-style-asian="normal" style:font-style-complex="normal"/>
    </style:style>
    <style:style style:name="P4" style:family="paragraph" style:parent-style-name="Text_20_body">
      <style:text-properties fo:font-style="italic" officeooo:rsid="000329c1" officeooo:paragraph-rsid="000329c1" style:font-style-asian="italic" style:font-style-complex="italic"/>
    </style:style>
    <style:style style:name="P5" style:family="paragraph" style:parent-style-name="Text_20_body">
      <style:text-properties officeooo:rsid="000329c1" officeooo:paragraph-rsid="000329c1"/>
    </style:style>
    <style:style style:name="P6" style:family="paragraph" style:parent-style-name="Text_20_body">
      <style:text-properties officeooo:rsid="0003ee68" officeooo:paragraph-rsid="0003ee68"/>
    </style:style>
    <style:style style:name="P7" style:family="paragraph" style:parent-style-name="Text_20_body">
      <style:text-properties officeooo:paragraph-rsid="0009de07"/>
    </style:style>
    <style:style style:name="P8" style:family="paragraph" style:parent-style-name="Text_20_body">
      <style:text-properties officeooo:paragraph-rsid="000aacad"/>
    </style:style>
    <style:style style:name="P9" style:family="paragraph" style:parent-style-name="Heading_20_1">
      <style:text-properties fo:font-style="normal" officeooo:rsid="00019fd0" officeooo:paragraph-rsid="00019fd0" style:font-style-asian="normal" style:font-style-complex="normal"/>
    </style:style>
    <style:style style:name="P10" style:family="paragraph" style:parent-style-name="Heading_20_1">
      <style:text-properties officeooo:rsid="000329c1" officeooo:paragraph-rsid="000329c1"/>
    </style:style>
    <style:style style:name="P11" style:family="paragraph" style:parent-style-name="Heading_20_1">
      <style:text-properties officeooo:rsid="0003ee68" officeooo:paragraph-rsid="0003ee68"/>
    </style:style>
    <style:style style:name="P12" style:family="paragraph" style:parent-style-name="Heading_20_1">
      <style:text-properties officeooo:rsid="00072f63" officeooo:paragraph-rsid="00072f63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19fd0" style:font-style-asian="normal" style:font-style-complex="normal"/>
    </style:style>
    <style:style style:name="T3" style:family="text">
      <style:text-properties fo:font-style="normal" officeooo:rsid="00018498" style:font-style-asian="normal" style:font-style-complex="normal"/>
    </style:style>
    <style:style style:name="T4" style:family="text">
      <style:text-properties fo:font-style="normal" officeooo:rsid="0003ee68" style:font-style-asian="normal" style:font-style-complex="normal"/>
    </style:style>
    <style:style style:name="T5" style:family="text">
      <style:text-properties fo:font-style="normal" officeooo:rsid="0005c9b4" style:font-style-asian="normal" style:font-style-complex="normal"/>
    </style:style>
    <style:style style:name="T6" style:family="text">
      <style:text-properties fo:font-style="normal" officeooo:rsid="00072f63" style:font-style-asian="normal" style:font-style-complex="normal"/>
    </style:style>
    <style:style style:name="T7" style:family="text">
      <style:text-properties fo:font-style="normal" officeooo:rsid="0009e990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base model</text:p>
      <text:h text:style-name="P10" text:outline-level="1">Classes</text:h>
      <text:p text:style-name="P1">Creation:<text:line-break/><text:span text:style-name="T1">INTEGER: _id – class ID, 1<text:line-break/>STRING: name – class name, “Armsman”<text:line-break/>STRING: realm – realm name, “Albion”<text:line-break/>STRING: subclass – subclass name, “Fighter” (classic only)</text:span></text:p>
      <text:p text:style-name="P1">Selection:<text:span text:style-name="T1"><text:line-break/>STRING: abilities – string representing the abilities available for this class, “1-5, 8, 9”<text:line-break/>STRING: specs – string representing the specs available for this class, “1-5, 8, 9”<text:line-break/>STRING: ras – string representing the realm abilities available for this class, “1-5, 8, 9”<text:line-break/>STRING: mls – string representing the master levels available for this class, “1-5, 8, 9” (live only)<text:line-break/>STRING: cls – string representing the champion levels available for this class, “1-5, 8, 9” (live only)</text:span></text:p>
      <text:h text:style-name="P9" text:outline-level="1">Abilities</text:h>
      <text:p text:style-name="P3">INTEGER: _id – ability ID, 1<text:line-break/>INTEGER: level – ability level, 1<text:line-break/>STRING: name – ability name, “Staff”<text:line-break/>STRING: effect – ability effect, “Allows the character to equip staff weapons.”</text:p>
      <text:p text:style-name="P4">Note: Abilities only refer to passive skills. Active abilities such as protect and intercept will be treated as spells.</text:p>
      <text:h text:style-name="P10" text:outline-level="1">Specs</text:h>
      <text:p text:style-name="P5">INTEGER: _id – spec ID, 1<text:line-break/>STRING: name – spec name, “Body Destruction”<text:line-break/>INTEGER: isBase – is baseline (1) or specline (0)<text:line-break/>STRING: skillIds - <text:span text:style-name="T3">string representing the </text:span><text:span text:style-name="T4">skills</text:span><text:span text:style-name="T3"> available for this </text:span><text:span text:style-name="T4">spec</text:span><text:span text:style-name="T3">, “1-5, 8, 9”</text:span></text:p>
      <text:h text:style-name="P11" text:outline-level="1"><text:span text:style-name="T3">S</text:span><text:span text:style-name="T1">kills</text:span></text:h>
      <text:p text:style-name="P6"><text:span text:style-name="T1">INTEGER: _id – skill ID, 1<text:line-break/>STRING: name – skill name, “Shield”<text:line-break/>STRING: description – description of the skill, “Adds to the recipient's Armor Factor (AF)”<text:line-break/>STRING: abilityIds - </text:span><text:span text:style-name="T3">string representing the abilities available for this </text:span><text:span text:style-name="T1">skill</text:span><text:span text:style-name="T3">, “1-5, 8, 9”</text:span></text:p>
      <text:p text:style-name="P6"/>
      <text:h text:style-name="P11" text:outline-level="1"><text:soft-page-break/><text:span text:style-name="T3">S</text:span><text:span text:style-name="T1">pells</text:span></text:h>
      <text:p text:style-name="P8"><text:span text:style-name="T1">INTEGER: _id – spell ID, 1<text:line-break/></text:span><text:span text:style-name="T2">INTEGER: level – </text:span><text:span text:style-name="T5">spell</text:span><text:span text:style-name="T2"> level, 1</text:span><text:span text:style-name="T1"><text:line-break/>STRING: name – spell name, “Ward Blow”</text:span><text:span text:style-name="T2"><text:line-break/></text:span><text:span text:style-name="T5">STRING: target – target of spell, “Enemy”<text:line-break/>STRING: cast – cast time of spell, “4.0s”<text:line-break/>STRING: duration – duration of spell, “20m”<text:line-break/>STRING: reuse – the reuse time of the spell, “5m”<text:line-break/>STRING: range – the range of the spell, “1500”<text:line-break/>STRING: radius – the radius of the spell, “350”<text:line-break/></text:span><text:span text:style-name="T2">STRING: effect – </text:span><text:span text:style-name="T5">spell</text:span><text:span text:style-name="T2"> effect, “</text:span><text:span text:style-name="T5">+13 af</text:span><text:span text:style-name="T2">”</text:span><text:span text:style-name="T5"><text:line-break/>STRING: cost – the cost of the spell, “2 power”</text:span></text:p>
      <text:h text:style-name="P12" text:outline-level="1"><text:span text:style-name="T5">S</text:span><text:span text:style-name="T1">tyles</text:span></text:h>
      <text:p text:style-name="P7"><text:span text:style-name="T6">INTEGER: _id – spell ID, 1<text:line-break/></text:span><text:span text:style-name="T2">INTEGER: level – </text:span><text:span text:style-name="T5">spell</text:span><text:span text:style-name="T2"> level, </text:span><text:span text:style-name="T6">44<text:line-break/>STRING: name – spell name, “Sapphire Slash”<text:line-break/>STRING: prerequisite – style prerequisite, “Style”/“Evade”/“Behind”/etc..<text:line-break/>STRING: attack – style attack bonus, “Medium Bonus”<text:line-break/>STRING: defense – style defense bonus, “High Penalty”<text:line-break/>STRING: cost – style cost, “10% end”/“High”<text:line-break/>STRING: damage – style damage, “High”<text:line-break/>STRING: effect – style effect, “Bleeding”/”Stunned”/”Reave Spirit”<text:line-break/>STRING: growthRate – style growth rate, “0.75”<text:line-break/>INTEGER: prereqstyle – style ID if prerequisite is “Style”, 5<text:line-break/>INTEGER: effectSpell – ID of the spell representing the style effect, 8<text:line-break/></text:span><text:span text:style-name="T7">STRING: classId – If style is restricted to certain class(es) write the ID here, “4, 8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, Verdan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4:35:41.875389706</meta:creation-date>
    <dc:date>2016-01-14T14:25:48.831622640</dc:date>
    <meta:editing-duration>PT3H27M52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15" meta:word-count="387" meta:character-count="2617" meta:non-whitespace-character-count="2202"/>
  </office:meta>
</office:document-meta>
</file>